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729FC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2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3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4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3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3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3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3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de Potência <text:s/>(6)</text:p>
          </table:table-cell>
          <table:covered-table-cell table:number-columns-repeated="2"/>
          <table:table-cell office:value-type="float" office:value="16" table:style-name="ce18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0.53333333333333333" table:formula="of:=[.$D41]*([.$E41]/[.$E$53])" table:style-name="ce1">
            <text:p>0.5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Laboratório de Sistemas <text:s/>(6)</text:p>
          </table:table-cell>
          <table:covered-table-cell table:number-columns-repeated="2"/>
          <table:table-cell office:value-type="float" office:value="16" table:style-name="ce18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0.53333333333333333" table:formula="of:=[.$D42]*([.$E42]/[.$E$53])" table:style-name="ce1">
            <text:p>0.5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3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Projeto / Estágio <text:s/>(12)</text:p>
          </table:table-cell>
          <table:covered-table-cell table:number-columns-repeated="2"/>
          <table:table-cell office:value-type="float" office:value="16" table:style-name="ce18">
            <text:p>16</text:p>
          </table:table-cell>
          <table:table-cell office:value-type="float" office:value="12" table:style-name="ce19">
            <text:p>12</text:p>
          </table:table-cell>
          <table:table-cell office:value-type="float" office:value="1.0666666666666667" table:formula="of:=[.$D48]*([.$E48]/[.$E$53])" table:style-name="ce1">
            <text:p>1.0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6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table:style-name="ce20"/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3.022222222222226" table:formula="of:=SUM([.F6:.F52])" table:style-name="ce1">
            <text:p>13.0222222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1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19-09-16T11:35:27Z</meta:creation-date>
    <dc:date>2021-01-27T15:19:01Z</dc:date>
    <meta:editing-cycles>54</meta:editing-cycles>
    <meta:editing-duration>PT5095S</meta:editing-duration>
  </office:meta>
</office:document-meta>
</file>